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00,157,02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87,276,124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78,328,984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71,117,816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9,703,165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5,114,05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90,243,432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81,705,153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56,120,439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32,419,902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41,042,610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2,671,743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0,234,939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2,133,944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2,367,039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0,231,856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2,196,457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3,101,272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7,254,174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9,032,258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5,334,841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7,537,479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6,515,37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17:03.286095621</dc:date>
    <meta:editing-duration>PT4H9M1S</meta:editing-duration>
    <meta:editing-cycles>88</meta:editing-cycles>
    <meta:generator>LibreOffice/7.2.6.2$Linux_X86_64 LibreOffice_project/20$Build-2</meta:generator>
    <meta:document-statistic meta:table-count="1" meta:cell-count="48" meta:object-count="0"/>
  </office:meta>
</office:document-meta>
</file>